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fo:language="pl" fo:country="PL"/>
    </style:style>
    <style:style style:name="P2" style:parent-style-name="Standard" style:family="paragraph">
      <style:text-properties fo:font-style="italic" style:font-style-asian="italic" style:font-style-complex="italic" fo:language="pl" fo:country="PL"/>
    </style:style>
    <style:style style:name="P3" style:parent-style-name="Standard" style:family="paragraph">
      <style:text-properties fo:font-style="italic" style:font-style-asian="italic" style:font-style-complex="italic" fo:language="pl" fo:country="PL"/>
    </style:style>
    <style:style style:name="P4" style:parent-style-name="Standard" style:family="paragraph">
      <style:text-properties fo:language="pl" fo:country="PL"/>
    </style:style>
    <style:style style:name="P5" style:parent-style-name="Standard" style:family="paragraph">
      <style:text-properties fo:language="pl" fo:country="PL"/>
    </style:style>
    <style:style style:name="P6" style:parent-style-name="Standard" style:family="paragraph">
      <style:text-properties fo:language="pl" fo:country="PL"/>
    </style:style>
    <style:style style:name="P7" style:parent-style-name="Standard" style:family="paragraph">
      <style:text-properties fo:language="pl" fo:country="PL"/>
    </style:style>
    <style:style style:name="P8" style:parent-style-name="Standard" style:family="paragraph">
      <style:text-properties fo:language="pl" fo:country="PL"/>
    </style:style>
    <style:style style:name="P9" style:parent-style-name="Standard" style:family="paragraph">
      <style:text-properties fo:language="pl" fo:country="PL"/>
    </style:style>
    <style:style style:name="P10" style:parent-style-name="Standard" style:family="paragraph">
      <style:text-properties fo:language="pl" fo:country="PL"/>
    </style:style>
    <style:style style:name="P11" style:parent-style-name="Standard" style:family="paragraph">
      <style:text-properties fo:language="pl" fo:country="PL"/>
    </style:style>
    <style:style style:name="P12" style:parent-style-name="Standard" style:family="paragraph">
      <style:text-properties fo:language="pl" fo:country="PL"/>
    </style:style>
    <style:style style:name="P13" style:parent-style-name="Standard" style:family="paragraph">
      <style:text-properties fo:language="pl" fo:country="PL"/>
    </style:style>
    <style:style style:name="P14" style:parent-style-name="Standard" style:family="paragraph">
      <style:text-properties fo:language="pl" fo:country="PL"/>
    </style:style>
    <style:style style:name="P15" style:parent-style-name="Standard" style:family="paragraph">
      <style:text-properties fo:language="pl" fo:country="PL"/>
    </style:style>
    <style:style style:name="P16" style:parent-style-name="Standard" style:family="paragraph">
      <style:text-properties fo:language="pl" fo:country="PL"/>
    </style:style>
    <style:style style:name="P17" style:parent-style-name="Standard" style:family="paragraph">
      <style:text-properties fo:language="pl" fo:country="PL"/>
    </style:style>
    <style:style style:name="P18" style:parent-style-name="Standard" style:family="paragraph">
      <style:text-properties fo:language="pl" fo:country="PL"/>
    </style:style>
    <style:style style:name="P19" style:parent-style-name="Standard" style:family="paragraph">
      <style:text-properties fo:language="pl" fo:country="PL"/>
    </style:style>
    <style:style style:name="P20" style:parent-style-name="Standard" style:family="paragraph">
      <style:text-properties fo:language="pl" fo:country="PL"/>
    </style:style>
    <style:style style:name="P21" style:parent-style-name="Standard" style:family="paragraph">
      <style:text-properties fo:language="pl" fo:country="PL"/>
    </style:style>
    <style:style style:name="P22" style:parent-style-name="Standard" style:family="paragraph">
      <style:text-properties fo:language="pl" fo:country="PL"/>
    </style:style>
    <style:style style:name="P23" style:parent-style-name="Standard" style:family="paragraph">
      <style:text-properties fo:language="pl" fo:country="PL"/>
    </style:style>
    <style:style style:name="T24" style:parent-style-name="Domyślnaczcionkaakapitu" style:family="text">
      <style:text-properties fo:language="pl" fo:country="PL"/>
    </style:style>
  </office:automatic-styles>
  <office:body>
    <office:text text:use-soft-page-breaks="true">
      <text:p text:style-name="P1">Sprawozdanie Projekt MINSI</text:p>
      <text:p text:style-name="P2">Algorytm ewolucyjny rozwiązujący problem komwojażera.</text:p>
      <text:p text:style-name="P3"/>
      <text:p text:style-name="P4">Piotr Knasiak</text:p>
      <text:p text:style-name="P5">Oskar Kacała</text:p>
      <text:p text:style-name="P6"/>
      <text:p text:style-name="P7">Podział Prac:</text:p>
      <text:p text:style-name="P8">Klasa Populacja : Piotr Knasiak</text:p>
      <text:p text:style-name="P9">Klasa Individual : Oskar Kacała</text:p>
      <text:p text:style-name="P10">Klasa Repository : Oskar Kacała</text:p>
      <text:p text:style-name="P11">Klasa City : Piotr Knasiak</text:p>
      <text:p text:style-name="P12">Klasa Main : Oskar Kacała/ Piotr knasiak</text:p>
      <text:p text:style-name="P13"/>
      <text:p text:style-name="P14">Symulacja i analiza danych<text:s/></text:p>
      <text:p text:style-name="P15">dla plików:</text:p>
      <text:p text:style-name="P16"/>
      <text:p text:style-name="P17">Eli101.tsp – Piotr Knasiak</text:p>
      <text:p text:style-name="P18">A280.tsp – Piotr Knasiak</text:p>
      <text:p text:style-name="P19">kroA100.tps – Oskar Kacała</text:p>
      <text:p text:style-name="P20">lin318.tsp – Oskar Kacała</text:p>
      <text:p text:style-name="P21"/>
      <text:p text:style-name="P22">Wnioski:</text:p>
      <text:p text:style-name="P23">Algorytm spisuje się wzorowo. Szybko dokonywane są obliczenia i zapis danych wyjściowych.</text:p>
      <text:p text:style-name="Standard"><text:span text:style-name="T24">Podczas działania algorytmu widzimy postęp na żywo w procentach i w aktualnie badanej populacji. Wyniki potwierdzają prawidłowość działania tego skryptu. Stosujemy w nim Funkcje krzyżowania, mutacji i wyboru najlepszych osobników za pomocą ruletki. Dla pliku lin318.tsp najlepsze wyniki odległości pokonanej przez komwojażera powstały dla populacji o wielkości 1200 i ilości 10000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>
        <style:background-fill draw:fill="solid"/>
      </style:paragraph-properties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Oskar Kacała</dc:creator>
    <meta:creation-date>2009-04-16T11:32:00Z</meta:creation-date>
    <dc:date>2024-06-18T09:30:00Z</dc:date>
    <meta:template xlink:href="Normal" xlink:type="simple"/>
    <meta:editing-cycles>3</meta:editing-cycles>
    <meta:editing-duration>PT60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30" meta:character-count="915" meta:row-count="6" meta:non-whitespace-character-count="786"/>
  </office:meta>
</office:document-meta>
</file>